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9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21" style:family="paragraph" style:parent-style-name="Subtitle">
      <style:text-properties officeooo:rsid="0010924f" officeooo:paragraph-rsid="0005aa60"/>
    </style:style>
    <style:style style:name="P22" style:family="paragraph" style:parent-style-name="Title">
      <style:text-properties officeooo:rsid="0010924f" officeooo:paragraph-rsid="0005aa60"/>
    </style:style>
    <style:style style:name="P23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021e" style:font-weight-asian="normal" style:font-weight-complex="normal"/>
    </style:style>
    <style:style style:name="T10" style:family="text">
      <style:text-properties officeooo:rsid="0008021e"/>
    </style:style>
    <style:style style:name="T11" style:family="text">
      <style:text-properties officeooo:rsid="000c3720"/>
    </style:style>
    <style:style style:name="T12" style:family="text">
      <style:text-properties officeooo:rsid="000ead27"/>
    </style:style>
    <style:style style:name="T13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>DA Lab <text:span text:style-name="T1">3</text:span></text:p>
      <text:p text:style-name="P21"><text:span text:style-name="T1">Time Series </text:span>Analysis of <text:span text:style-name="T2">Death Due to Lung Cancer</text:span><text:span text:style-name="T1"> </text:span>Dataset</text:p>
      <text:h text:style-name="P23" text:outline-level="1">Name: Dheeraj Chaudhary</text:h>
      <text:h text:style-name="P23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19"><text:s text:c="6"/><text:span text:style-name="T4">Jan <text:s/>Feb <text:s/>Mar <text:s/>Apr <text:s/>May <text:s/>Jun <text:s/>Jul <text:s/>Aug <text:s/>Sep <text:s/>Oct <text:s/>Nov <text:s/>Dec</text:span></text:p>
      <text:p text:style-name="P20">1974 2134 1863 1877 1877 1492 1249 1280 1131 1209 1492 1621 1846</text:p>
      <text:p text:style-name="P20">1975 2103 2137 2153 1833 1403 1288 1186 1133 1053 1347 1545 2066</text:p>
      <text:p text:style-name="P20">1976 2020 2750 2283 1479 1189 1160 1113 <text:s/>970 <text:s/>999 1208 1467 2059</text:p>
      <text:p text:style-name="P20">1977 2240 1634 1722 1801 1246 1162 1087 1013 <text:s/>959 1179 1229 1655</text:p>
      <text:p text:style-name="P20">1978 2019 2284 1942 1423 1340 1187 1098 1004 <text:s/>970 1140 1110 1812</text:p>
      <text:p text:style-name="P20">1979 2263 1820 1846 1531 1215 1075 1056 <text:s/>975 <text:s/>940 1081 1294 1341</text:p>
      <text:p text:style-name="P6"/>
      <text:p text:style-name="P3">start(mdeaths)</text:p>
      <text:p text:style-name="P9"><text:bookmark text:name="rstudio_console_output2"/>1974 <text:s text:c="3"/>1</text:p>
      <text:p text:style-name="P3"/>
      <text:p text:style-name="P3">end(mdeaths)</text:p>
      <text:p text:style-name="P9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0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9">my_</text:span><text:span text:style-name="T8">Object</text:span>)</text:p>
      <text:p text:style-name="P4">###### OUTPUT </text:p>
      <text:p text:style-name="P10"><text:bookmark text:name="rstudio_console_output4"/>[1] TRU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<text:soft-page-break/>###### PLOT OF MY DATA ########</text:p>
      <text:p text:style-name="P12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1">###### PLOT OF MY DATA with adding a horizontal regression line in the plot ########</text:p>
      <text:p text:style-name="P12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1"/>
      <text:p text:style-name="P11"/>
      <text:p text:style-name="P11"/>
      <text:p text:style-name="P11"/>
      <text:p text:style-name="P11"><text:soft-page-break/>#################### PLOT OF YEARLY MEAN VALUES ARE #############</text:p>
      <text:p text:style-name="P12">plot(aggregate(<text:span text:style-name="T6">my_</text:span><text:span text:style-name="T5">Object</text:span>,FUN = mean))</text:p>
      <text:p text:style-name="P13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2">boxplot(time_series1~cycle(time_series1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12"/>
      <text:p text:style-name="P13"><text:soft-page-break/>################ DECOMPOSING THE ABOVE TIME SERIES USING STL FUNCTIONS ##########</text:p>
      <text:p text:style-name="P13"/>
      <text:p text:style-name="P13">stlts &lt;- stl(time_series1, s.window = "periodic")</text:p>
      <text:p text:style-name="P13">plot(stlts)</text:p>
      <text:p text:style-name="P13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4">############### PLOTTING TREND GRAPH SEPARATELY #################</text:p>
      <text:p text:style-name="P14">stlts$trend &lt;- stlts$time.series[,2]</text:p>
      <text:p text:style-name="P14">plot(stlts$trend)</text:p>
      <text:p text:style-name="P14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15"><text:soft-page-break/>################# TO CHECK SEASONALITY ######################</text:p>
      <text:p text:style-name="P15">stlts$seasonal &lt;- stlts$time.series[,1]</text:p>
      <text:p text:style-name="P15">plot(stlts$seasonal)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6">############## RESIDUE AFTER REMOVING THE TREND AND SEASONALITY ##########</text:p>
      <text:p text:style-name="P16"/>
      <text:p text:style-name="P16">stlts$residue &lt;- (time_series1 -(stlts$trend + stlts$seasona))</text:p>
      <text:p text:style-name="P16">plot(stlts$residue,main = "Residue after removing trend and seasonality",col = "<text:span text:style-name="T11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17"><text:soft-page-break/>############## MODEL OF THE DATA USING HOLTWINTER METHOD FOR 75% OF DATA ########</text:p>
      <text:p text:style-name="P17">train &lt;- window(mdeaths,start = c(1974,1) ,end=c(1978,6))</text:p>
      <text:p text:style-name="P17">train</text:p>
      <text:p text:style-name="P17"/>
      <text:p text:style-name="P18">###### OUTPUT </text:p>
      <text:p text:style-name="P7"><text:bookmark text:name="docs-internal-guid-750646e9-7fff-20cd-c1f5-08d811baf0f5"/>      <text:span text:style-name="T13">Jan  Feb Mar  Apr May Jun  Jul Aug Sep Oct  Nov Dec</text:span></text:p>
      <text:p text:style-name="P8">1974 2134 1863 1877 1877 1492 1249 1280 1131 1209 1492 1621 1846</text:p>
      <text:p text:style-name="P8">1975 2103 2137 2153 1833 1403 1288 1186 1133 1053 1347 1545 2066</text:p>
      <text:p text:style-name="P8">1976 2020 2750 2283 1479 1189 1160 1113  970 999 1208 1467 2059</text:p>
      <text:p text:style-name="P8">1977 2240 1634 1722 1801 1246 1162 1087 1013  959 1179 1229 1655</text:p>
      <text:p text:style-name="P8">1978 2019 2284 1942 1423 1340 1187 </text:p>
      <text:p text:style-name="Text_20_body"><text:line-break/><text:span text:style-name="T12">########### </text:span><text:span text:style-name="T7">SUMMARY AND PLOT FOR NEXT 25% DATA USING ABOVE HOLTWINTER MODEL</text:span></text:p>
      <text:p text:style-name="Text_20_body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2:58:13.533834867</dc:date>
    <meta:editing-duration>PT18M29S</meta:editing-duration>
    <meta:editing-cycles>8</meta:editing-cycles>
    <meta:generator>LibreOffice/6.0.7.3$Linux_X86_64 LibreOffice_project/00m0$Build-3</meta:generator>
    <meta:document-statistic meta:table-count="0" meta:image-count="8" meta:object-count="0" meta:page-count="6" meta:paragraph-count="60" meta:word-count="380" meta:character-count="2611" meta:non-whitespace-character-count="2245"/>
  </office:meta>
</office:document-meta>
</file>